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arts" style:family="table">
      <style:table-properties style:width="8in" table:align="margins"/>
    </style:style>
    <style:style style:name="Parts.A" style:family="table-column">
      <style:table-column-properties style:column-width="2.6667in" style:rel-column-width="21845*"/>
    </style:style>
    <style:style style:name="Parts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ts.C1" style:family="table-cell">
      <style:table-cell-properties fo:padding="0.0382in" fo:border="0.05pt solid #000000"/>
    </style:style>
    <style:style style:name="Parts.A2" style:family="table-cell">
      <style:table-cell-properties fo:padding="0.0382in" fo:border-left="0.05pt solid #000000" fo:border-right="none" fo:border-top="none" fo:border-bottom="0.05pt solid #000000"/>
    </style:style>
    <style:style style:name="Part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24d73" officeooo:paragraph-rsid="00024d73"/>
    </style:style>
    <style:style style:name="P2" style:family="paragraph" style:parent-style-name="Table_20_Contents">
      <style:text-properties officeooo:rsid="00024d73" officeooo:paragraph-rsid="00024d73"/>
    </style:style>
    <style:style style:name="P3" style:family="paragraph" style:parent-style-name="Table_20_Contents">
      <style:text-properties officeooo:rsid="00048f01" officeooo:paragraph-rsid="00048f01"/>
    </style:style>
    <style:style style:name="P4" style:family="paragraph" style:parent-style-name="Standard">
      <style:text-properties officeooo:rsid="00024d73" officeooo:paragraph-rsid="00024d73"/>
    </style:style>
    <style:style style:name="P5" style:family="paragraph" style:parent-style-name="Standard">
      <style:text-properties officeooo:rsid="002150a6" officeooo:paragraph-rsid="00024d73"/>
    </style:style>
    <style:style style:name="P6" style:family="paragraph" style:parent-style-name="Standard">
      <style:text-properties officeooo:rsid="002001ed" officeooo:paragraph-rsid="00024d73"/>
    </style:style>
    <style:style style:name="P7" style:family="paragraph" style:parent-style-name="Standard">
      <style:text-properties officeooo:rsid="001f004f" officeooo:paragraph-rsid="00024d73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24d73" officeooo:paragraph-rsid="00024d73" style:font-weight-asian="bold" style:font-weight-complex="bold"/>
    </style:style>
    <style:style style:name="P9" style:family="paragraph" style:parent-style-name="Standard">
      <style:text-properties officeooo:rsid="00048f01" officeooo:paragraph-rsid="00048f01"/>
    </style:style>
    <style:style style:name="P10" style:family="paragraph" style:parent-style-name="Footnote">
      <style:text-properties officeooo:rsid="00024d73" officeooo:paragraph-rsid="00024d73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2150a6"/>
    </style:style>
    <style:style style:name="T3" style:family="text">
      <style:text-properties officeooo:rsid="00214c36"/>
    </style:style>
    <style:style style:name="T4" style:family="text">
      <style:text-properties officeooo:rsid="002150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arts List</text:p>
      <text:p text:style-name="P7"><text:s/></text:p>
      <table:table table:name="Parts" table:style-name="Parts">
        <table:table-column table:style-name="Parts.A" table:number-columns-repeated="3"/>
        <table:table-header-rows>
          <table:table-row>
            <table:table-cell table:style-name="Parts.A1" office:value-type="string">
              <text:p text:style-name="P1">Name</text:p>
            </table:table-cell>
            <table:table-cell table:style-name="Parts.A1" office:value-type="string">
              <text:p text:style-name="P1">Qty</text:p>
            </table:table-cell>
            <table:table-cell table:style-name="Parts.C1" office:value-type="string">
              <text:p text:style-name="P1">Example Photo</text:p>
            </table:table-cell>
          </table:table-row>
        </table:table-header-rows>
        <table:table-row>
          <table:table-cell table:style-name="Parts.A2" office:value-type="string">
            <text:p text:style-name="P4">Breadboard</text:p>
          </table:table-cell>
          <table:table-cell table:style-name="Parts.A2" office:value-type="string">
            <text:p text:style-name="P2">2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4">LM386 amplifier</text:p>
          </table:table-cell>
          <table:table-cell table:style-name="Parts.A2" office:value-type="string">
            <text:p text:style-name="P2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6">1.2<text:span text:style-name="T3">K</text:span> ohm, ¼ watt resistor</text:p>
          </table:table-cell>
          <table:table-cell table:style-name="Parts.A2" office:value-type="string">
            <text:p text:style-name="P2"/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5">10<text:span text:style-name="T1">μ</text:span>F ceramic capacitor </text:p>
          </table:table-cell>
          <table:table-cell table:style-name="Parts.A2" office:value-type="string">
            <text:p text:style-name="P2"/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4">10k ohm potentiometer</text:p>
          </table:table-cell>
          <table:table-cell table:style-name="Parts.A2" office:value-type="string">
            <text:p text:style-name="P2"/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4">8 ohm speaker</text:p>
          </table:table-cell>
          <table:table-cell table:style-name="Parts.A2" office:value-type="string">
            <text:p text:style-name="P2">1</text:p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4">0.05<text:span text:style-name="T2">μ</text:span><text:span text:style-name="T4">F </text:span>ceramic capacitor<text:note text:id="ftn0" text:note-class="footnote"><text:note-citation>1</text:note-citation><text:note-body><text:p text:style-name="P10">Two 0.1<text:span text:style-name="T2">μ</text:span><text:span text:style-name="T4">F </text:span>ceramic capacitors can be used in series instead.</text:p></text:note-body></text:note></text:p>
          </table:table-cell>
          <table:table-cell table:style-name="Parts.A2" office:value-type="string">
            <text:p text:style-name="P2"/>
          </table:table-cell>
          <table:table-cell table:style-name="Parts.C2" office:value-type="string">
            <text:p text:style-name="Table_20_Contents"/>
          </table:table-cell>
        </table:table-row>
        <table:table-row>
          <table:table-cell table:style-name="Parts.A2" office:value-type="string">
            <text:p text:style-name="P9">Breadboard-Friendly 3.5mm Stereo Headphone Jack</text:p>
          </table:table-cell>
          <table:table-cell table:style-name="Parts.A2" office:value-type="string">
            <text:p text:style-name="P3">1</text:p>
          </table:table-cell>
          <table:table-cell table:style-name="Parts.C2" office:value-type="string">
            <text:p text:style-name="Table_20_Contents"/>
          </table:table-cell>
        </table:table-row>
      </table:table>
      <text:p text:style-name="P7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3:26:45.999594276</meta:creation-date>
    <dc:date>2015-03-08T23:23:36.152621234</dc:date>
    <meta:editing-duration>PT9H38M45S</meta:editing-duration>
    <meta:editing-cycles>2</meta:editing-cycles>
    <meta:generator>LibreOffice/4.3.3.2$Linux_X86_64 LibreOffice_project/430m0$Build-2</meta:generator>
    <meta:document-statistic meta:table-count="1" meta:image-count="0" meta:object-count="0" meta:page-count="1" meta:paragraph-count="18" meta:word-count="45" meta:character-count="273" meta:non-whitespace-character-count="243"/>
  </office:meta>
</office:document-meta>
</file>